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dbb702" officeooo:paragraph-rsid="001cf580" fo:background-color="transparent"/>
    </style:style>
    <style:style style:name="P2" style:family="paragraph" style:parent-style-name="Standard">
      <style:text-properties officeooo:rsid="00d644a1" officeooo:paragraph-rsid="001cf580" fo:background-color="transparent"/>
    </style:style>
    <style:style style:name="P3" style:family="paragraph" style:parent-style-name="Standard">
      <style:text-properties officeooo:rsid="00d8dabc" officeooo:paragraph-rsid="001cf580" fo:background-color="transparent"/>
    </style:style>
    <style:style style:name="P4" style:family="paragraph" style:parent-style-name="Standard">
      <style:text-properties officeooo:rsid="00da4559" officeooo:paragraph-rsid="001cf580" fo:background-color="transparent"/>
    </style:style>
    <style:style style:name="P5" style:family="paragraph" style:parent-style-name="Standard">
      <style:text-properties officeooo:rsid="00511e20" officeooo:paragraph-rsid="00511e20" fo:background-color="transparent"/>
    </style:style>
    <style:style style:name="P6" style:family="paragraph" style:parent-style-name="Standard">
      <style:text-properties officeooo:rsid="00b4d499" officeooo:paragraph-rsid="001cf580"/>
    </style:style>
    <style:style style:name="P7" style:family="paragraph" style:parent-style-name="Standard">
      <style:text-properties officeooo:rsid="00b5fc48" officeooo:paragraph-rsid="001cf580"/>
    </style:style>
    <style:style style:name="P8" style:family="paragraph" style:parent-style-name="Standard">
      <style:text-properties officeooo:rsid="00babe97" officeooo:paragraph-rsid="001cf580"/>
    </style:style>
    <style:style style:name="P9" style:family="paragraph" style:parent-style-name="Standard">
      <style:text-properties officeooo:rsid="00babe97" officeooo:paragraph-rsid="00a5ebec"/>
    </style:style>
    <style:style style:name="P10" style:family="paragraph" style:parent-style-name="Standard">
      <style:text-properties officeooo:rsid="00cf2067" officeooo:paragraph-rsid="001cf580"/>
    </style:style>
    <style:style style:name="P11" style:family="paragraph" style:parent-style-name="Standard">
      <style:text-properties officeooo:rsid="00d00141" officeooo:paragraph-rsid="001cf580"/>
    </style:style>
    <style:style style:name="P12" style:family="paragraph" style:parent-style-name="Standard">
      <style:text-properties officeooo:rsid="00d21ebb" officeooo:paragraph-rsid="001cf580"/>
    </style:style>
    <style:style style:name="P13" style:family="paragraph" style:parent-style-name="Standard">
      <style:text-properties officeooo:rsid="00d21ebb" officeooo:paragraph-rsid="010a5692"/>
    </style:style>
    <style:style style:name="P14" style:family="paragraph" style:parent-style-name="Standard">
      <style:text-properties officeooo:rsid="00c29f3a" officeooo:paragraph-rsid="001cf580"/>
    </style:style>
    <style:style style:name="P15" style:family="paragraph" style:parent-style-name="Standard">
      <style:text-properties officeooo:rsid="00c50550" officeooo:paragraph-rsid="001cf580"/>
    </style:style>
    <style:style style:name="P16" style:family="paragraph" style:parent-style-name="Standard">
      <style:text-properties officeooo:paragraph-rsid="001cf580"/>
    </style:style>
    <style:style style:name="P17" style:family="paragraph" style:parent-style-name="Standard">
      <style:text-properties officeooo:rsid="00cab321" officeooo:paragraph-rsid="001cf580"/>
    </style:style>
    <style:style style:name="P18" style:family="paragraph" style:parent-style-name="Standard">
      <style:text-properties officeooo:rsid="00b6e735" officeooo:paragraph-rsid="005d9e6e"/>
    </style:style>
    <style:style style:name="P19" style:family="paragraph" style:parent-style-name="Standard">
      <style:text-properties officeooo:paragraph-rsid="00ae4ca0"/>
    </style:style>
    <style:style style:name="P20" style:family="paragraph" style:parent-style-name="Standard">
      <style:text-properties officeooo:rsid="00babe97" officeooo:paragraph-rsid="00a5ebec" fo:background-color="#e0c2cd"/>
    </style:style>
    <style:style style:name="P21" style:family="paragraph" style:parent-style-name="Standard">
      <style:text-properties officeooo:paragraph-rsid="00e40b3d" fo:background-color="#e0c2cd"/>
    </style:style>
    <style:style style:name="P22" style:family="paragraph" style:parent-style-name="Standard">
      <style:text-properties officeooo:paragraph-rsid="010a5692"/>
    </style:style>
    <style:style style:name="P23" style:family="paragraph" style:parent-style-name="Standard">
      <style:text-properties officeooo:paragraph-rsid="001cf580"/>
    </style:style>
    <style:style style:name="T1" style:family="text">
      <style:text-properties officeooo:rsid="00dc70a8"/>
    </style:style>
    <style:style style:name="T2" style:family="text">
      <style:text-properties officeooo:rsid="00b1759a"/>
    </style:style>
    <style:style style:name="T3" style:family="text">
      <style:text-properties officeooo:rsid="00b1ea11"/>
    </style:style>
    <style:style style:name="T4" style:family="text">
      <style:text-properties officeooo:rsid="00b3710c"/>
    </style:style>
    <style:style style:name="T5" style:family="text">
      <style:text-properties officeooo:rsid="00b35d29"/>
    </style:style>
    <style:style style:name="T6" style:family="text">
      <style:text-properties officeooo:rsid="00b51f91"/>
    </style:style>
    <style:style style:name="T7" style:family="text">
      <style:text-properties officeooo:rsid="00b91e3e"/>
    </style:style>
    <style:style style:name="T8" style:family="text">
      <style:text-properties officeooo:rsid="00d00141"/>
    </style:style>
    <style:style style:name="T9" style:family="text">
      <style:text-properties officeooo:rsid="00be13bd"/>
    </style:style>
    <style:style style:name="T10" style:family="text">
      <style:text-properties officeooo:rsid="00becb46"/>
    </style:style>
    <style:style style:name="T11" style:family="text">
      <style:text-properties officeooo:rsid="00c0499d"/>
    </style:style>
    <style:style style:name="T12" style:family="text">
      <style:text-properties officeooo:rsid="00c1d7cb"/>
    </style:style>
    <style:style style:name="T13" style:family="text">
      <style:text-properties officeooo:rsid="00c8e063"/>
    </style:style>
    <style:style style:name="T14" style:family="text">
      <style:text-properties officeooo:rsid="00d8dabc"/>
    </style:style>
    <style:style style:name="T15" style:family="text">
      <style:text-properties officeooo:rsid="00e1a652"/>
    </style:style>
    <style:style style:name="T16" style:family="text">
      <style:text-properties officeooo:rsid="006d33ca"/>
    </style:style>
    <style:style style:name="T17" style:family="text">
      <style:text-properties officeooo:rsid="00644835"/>
    </style:style>
    <style:style style:name="T18" style:family="text">
      <style:text-properties officeooo:rsid="001f8104"/>
    </style:style>
    <style:style style:name="T19" style:family="text">
      <style:text-properties officeooo:rsid="001f9f9b"/>
    </style:style>
    <style:style style:name="T20" style:family="text">
      <style:text-properties officeooo:rsid="002384ed"/>
    </style:style>
    <style:style style:name="T21" style:family="text">
      <style:text-properties officeooo:rsid="0027d79d"/>
    </style:style>
    <style:style style:name="T22" style:family="text">
      <style:text-properties officeooo:rsid="002ae4b0"/>
    </style:style>
    <style:style style:name="T23" style:family="text">
      <style:text-properties fo:font-weight="bold" style:font-weight-asian="bold" style:font-weight-complex="bold"/>
    </style:style>
    <style:style style:name="T24" style:family="text">
      <style:text-properties fo:font-weight="bold" officeooo:rsid="00ce6d44" style:font-weight-asian="bold" style:font-weight-complex="bold"/>
    </style:style>
    <style:style style:name="T25" style:family="text">
      <style:text-properties fo:font-weight="bold" officeooo:rsid="00be13bd" style:font-weight-asian="bold" style:font-weight-complex="bold"/>
    </style:style>
    <style:style style:name="T26" style:family="text">
      <style:text-properties fo:font-weight="bold" officeooo:rsid="00b1759a" style:font-weight-asian="bold" style:font-weight-complex="bold"/>
    </style:style>
    <style:style style:name="T27" style:family="text">
      <style:text-properties fo:font-weight="bold" officeooo:rsid="00af5ec8" style:font-weight-asian="bold" style:font-weight-complex="bold"/>
    </style:style>
    <style:style style:name="T28" style:family="text">
      <style:text-properties fo:font-weight="bold" officeooo:rsid="00aa67dd" style:font-weight-asian="bold" style:font-weight-complex="bold"/>
    </style:style>
    <style:style style:name="T29" style:family="text">
      <style:text-properties fo:font-weight="bold" officeooo:rsid="00b91e3e" style:font-weight-asian="bold" style:font-weight-complex="bold"/>
    </style:style>
    <style:style style:name="T30" style:family="text">
      <style:text-properties fo:font-weight="bold" officeooo:rsid="00babe97" style:font-weight-asian="bold" style:font-weight-complex="bold"/>
    </style:style>
    <style:style style:name="T31" style:family="text">
      <style:text-properties fo:font-weight="bold" officeooo:rsid="00c8e063" style:font-weight-asian="bold" style:font-weight-complex="bold"/>
    </style:style>
    <style:style style:name="T32" style:family="text">
      <style:text-properties fo:font-weight="bold" officeooo:rsid="0031f250" fo:background-color="transparent" loext:char-shading-value="0" style:font-weight-asian="bold" style:font-weight-complex="bold"/>
    </style:style>
    <style:style style:name="T33" style:family="text">
      <style:text-properties officeooo:rsid="002edad2"/>
    </style:style>
    <style:style style:name="T34" style:family="text">
      <style:text-properties officeooo:rsid="00dbb702" fo:background-color="transparent" loext:char-shading-value="0"/>
    </style:style>
    <style:style style:name="T35" style:family="text">
      <style:text-properties officeooo:rsid="00dc70a8" fo:background-color="transparent" loext:char-shading-value="0"/>
    </style:style>
    <style:style style:name="T36" style:family="text">
      <style:text-properties officeooo:rsid="002b73b2" fo:background-color="transparent" loext:char-shading-value="0"/>
    </style:style>
    <style:style style:name="T37" style:family="text">
      <style:text-properties officeooo:rsid="0030f4cf" fo:background-color="transparent" loext:char-shading-value="0"/>
    </style:style>
    <style:style style:name="T38" style:family="text">
      <style:text-properties officeooo:rsid="0031f250" fo:background-color="transparent" loext:char-shading-value="0"/>
    </style:style>
    <style:style style:name="T39" style:family="text">
      <style:text-properties officeooo:rsid="004e9fa4" fo:background-color="transparent" loext:char-shading-value="0"/>
    </style:style>
    <style:style style:name="T40" style:family="text">
      <style:text-properties officeooo:rsid="00535391" fo:background-color="transparent" loext:char-shading-value="0"/>
    </style:style>
    <style:style style:name="T41" style:family="text">
      <style:text-properties officeooo:rsid="00d716d7" fo:background-color="transparent" loext:char-shading-value="0"/>
    </style:style>
    <style:style style:name="T42" style:family="text">
      <style:text-properties officeooo:rsid="00ebdeb3" fo:background-color="transparent" loext:char-shading-value="0"/>
    </style:style>
    <style:style style:name="T43" style:family="text">
      <style:text-properties officeooo:rsid="00491bb7"/>
    </style:style>
    <style:style style:name="T44" style:family="text">
      <style:text-properties officeooo:rsid="004a1d5c"/>
    </style:style>
    <style:style style:name="T45" style:family="text">
      <style:text-properties officeooo:rsid="004a4b5c"/>
    </style:style>
    <style:style style:name="T46" style:family="text">
      <style:text-properties officeooo:rsid="004a9f76"/>
    </style:style>
    <style:style style:name="T47" style:family="text">
      <style:text-properties officeooo:rsid="004c81d1"/>
    </style:style>
    <style:style style:name="T48" style:family="text">
      <style:text-properties officeooo:rsid="005195db"/>
    </style:style>
    <style:style style:name="T49" style:family="text">
      <style:text-properties officeooo:rsid="00af5ec8"/>
    </style:style>
    <style:style style:name="T50" style:family="text">
      <style:text-properties officeooo:rsid="006d3483"/>
    </style:style>
    <style:style style:name="T51" style:family="text">
      <style:text-properties officeooo:rsid="006fe590"/>
    </style:style>
    <style:style style:name="T52" style:family="text">
      <style:text-properties officeooo:rsid="00715e16"/>
    </style:style>
    <style:style style:name="T53" style:family="text">
      <style:text-properties officeooo:rsid="00737bf4"/>
    </style:style>
    <style:style style:name="T54" style:family="text">
      <style:text-properties officeooo:rsid="00781f26"/>
    </style:style>
    <style:style style:name="T55" style:family="text">
      <style:text-properties officeooo:rsid="007ab5db"/>
    </style:style>
    <style:style style:name="T56" style:family="text">
      <style:text-properties officeooo:rsid="007b2af1"/>
    </style:style>
    <style:style style:name="T57" style:family="text">
      <style:text-properties officeooo:rsid="00a5ebec"/>
    </style:style>
    <style:style style:name="T58" style:family="text">
      <style:text-properties officeooo:rsid="00a74b3c"/>
    </style:style>
    <style:style style:name="T59" style:family="text">
      <style:text-properties officeooo:rsid="00ab245c"/>
    </style:style>
    <style:style style:name="T60" style:family="text">
      <style:text-properties officeooo:rsid="00babe97"/>
    </style:style>
    <style:style style:name="T61" style:family="text">
      <style:text-properties officeooo:rsid="00e40b3d"/>
    </style:style>
    <style:style style:name="T62" style:family="text">
      <style:text-properties fo:background-color="#ffff00" loext:char-shading-value="0"/>
    </style:style>
    <style:style style:name="T63" style:family="text">
      <style:text-properties officeooo:rsid="00b91e3e" fo:background-color="#ffff00" loext:char-shading-value="0"/>
    </style:style>
    <style:style style:name="T64" style:family="text">
      <style:text-properties officeooo:rsid="00cab321" fo:background-color="#ffff00" loext:char-shading-value="0"/>
    </style:style>
    <style:style style:name="T65" style:family="text">
      <style:text-properties fo:background-color="#dee6ef" loext:char-shading-value="0"/>
    </style:style>
    <style:style style:name="T66" style:family="text">
      <style:text-properties officeooo:rsid="00e2fa2e" fo:background-color="#dee6ef" loext:char-shading-value="0"/>
    </style:style>
    <style:style style:name="T67" style:family="text">
      <style:text-properties officeooo:rsid="00e802ec"/>
    </style:style>
    <style:style style:name="T68" style:family="text">
      <style:text-properties officeooo:rsid="0112e998"/>
    </style:style>
    <style:style style:name="T69" style:family="text">
      <style:text-properties officeooo:rsid="00cab3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49">In </text:span><text:span text:style-name="T27">generale</text:span><text:span text:style-name="T49"> le </text:span><text:span text:style-name="T27">eccezzioni</text:span><text:span text:style-name="T49"> </text:span><text:span text:style-name="T2">sono oggetti che </text:span><text:span text:style-name="T26">rappresentano</text:span><text:span text:style-name="T2"> un meccanismo utilizzato dall’astrazione funzionale per </text:span><text:span text:style-name="T3">segnalare che la sua esecuzione </text:span><text:span text:style-name="T4">non è potuta proseguire </text:span><text:span text:style-name="T50">come doveva</text:span><text:span text:style-name="T3"> </text:span><text:span text:style-name="T5">perchè il suo flusso di esecuzione </text:span><text:span text:style-name="T4">si è interrotto prematuramente, e che ciò richiede l’immediata attenzione del programmatore.</text:span></text:p>
      <text:p text:style-name="P16"/>
      <text:p text:style-name="P6">Le <text:span text:style-name="T23">eccezioni</text:span> sono definte in una <text:span text:style-name="T23">gerarchia</text:span> che ha a capo di tutto <text:span text:style-name="T6">un oggetto sollevabile (detto throwable).</text:span></text:p>
      <text:p text:style-name="P7">Questo ha due figli che sono gli errori e le eccezzioni.</text:p>
      <text:p text:style-name="P7">Le eccezioni poi si dividono in eccezioni run time e tutti gli altri tipi.</text:p>
      <text:p text:style-name="P18">Gli <text:span text:style-name="T23">errori</text:span> <text:span text:style-name="T7">rappresentano un comportamento </text:span><text:span text:style-name="T29">inatteso</text:span><text:span text:style-name="T7"> scaturito da un problema derivante dall’ambiente esterno, dal quale difficilemente potremmo recupare il nostro stato e tali errori sono imprevedibili.</text:span><text:span text:style-name="T63">(ad esempio la memoria è piena)</text:span></text:p>
      <text:p text:style-name="P16"><text:span text:style-name="T60">Le </text:span><text:span text:style-name="T30">eccezioni</text:span><text:span text:style-name="T60"> </text:span><text:span text:style-name="T30">run</text:span><text:span text:style-name="T60"> </text:span><text:span text:style-name="T30">time</text:span><text:span text:style-name="T60"> invece nascono per definire classi di comportamenti inattesi derivanti da errori causati dal programmatore. </text:span><text:span text:style-name="T66">ES: </text:span><text:span text:style-name="T65">NullPointerException, IndexOutOfBoundsException</text:span></text:p>
      <text:p text:style-name="P8">Queste due classi di oggetti sono dette eccezioni Unchecked.</text:p>
      <text:p text:style-name="P9">Infine le altre foglie del tipo eccezioni sono definite eccezioni Checked e nascono per rappresentare classi di comportamenti inattesi non causati <text:s/>dal programamtore e <text:span text:style-name="T57">che </text:span>non sono imprevedibili.</text:p>
      <text:p text:style-name="P21"><text:span text:style-name="T61">ES: </text:span>IOException</text:p>
      <text:p text:style-name="P20"/>
      <text:p text:style-name="P10">La <text:span text:style-name="T23">differenza</text:span> tra <text:span text:style-name="T23">errori</text:span> ed <text:span text:style-name="T23">eccezioni</text:span> <text:span text:style-name="T8">è che le eccezioni segnalano un comportamento particolare del programma che non necessariamente è un errore.</text:span></text:p>
      <text:p text:style-name="P16"><text:span text:style-name="T8">Ad esempio </text:span><text:span text:style-name="T51">restituire l’indice </text:span><text:span text:style-name="T52">di</text:span><text:span text:style-name="T8"> un valore in un </text:span><text:span text:style-name="T53">contenitore</text:span><text:span text:style-name="T8"> e questo non è present</text:span><text:span text:style-name="T58">e</text:span><text:span text:style-name="T8"> allora è un’eccezione.</text:span></text:p>
      <text:p text:style-name="P11"/>
      <text:p text:style-name="P12"><text:span text:style-name="T23">Utilizziamo</text:span> le <text:span text:style-name="T23">eccezioni</text:span> <text:span text:style-name="T23">checked</text:span> quando le procedure sono pubbliche, altrimenti usiamo le unchecked.</text:p>
      <text:p text:style-name="P19"><text:span text:style-name="T40">Se l’eccezione è di tipo checked deve essere dichiarata nel prototipo,</text:span><text:span text:style-name="T41">altrimenti comparrebbe un compile-time error</text:span><text:span text:style-name="T40">.</text:span></text:p>
      <text:p text:style-name="P12">Possiam<text:span text:style-name="T54">o</text:span> inoltre utilizzare le eccezioni unchecked quando è facile verficare che una precondizione sia soddisfatta o meno.</text:p>
      <text:p text:style-name="P22"><text:span text:style-name="T32">L’utilizzo</text:span><text:span text:style-name="T38"> di </text:span><text:span text:style-name="T32">unchecked</text:span><text:span text:style-name="T38"> </text:span><text:span text:style-name="T32">exception</text:span><text:span text:style-name="T38"> dovrebbe essere impiegato solo se c’è l’aspettativa che l’utente che scrive codice garantisca che l’eccezione non venga sollevata.</text:span></text:p>
      <text:p text:style-name="P13"><text:span text:style-name="T42">Questo perchè</text:span><text:span text:style-name="T38"> è un modo conveniente e poco costoso di evitare l’eccezione, ed il contesto d’utilizzo è locale. Altrimenti </text:span><text:span text:style-name="T42">bisogna </text:span><text:span text:style-name="T38">adottare checked exceptions.</text:span></text:p>
      <text:p text:style-name="P12"/>
      <text:p text:style-name="P16"><text:span text:style-name="T9">Al posto delle eccezioni potremmo far sì che un metodo </text:span><text:span text:style-name="T24">restituisca</text:span><text:span text:style-name="T9"> un </text:span><text:span text:style-name="T25">valore</text:span><text:span text:style-name="T9"> </text:span><text:span text:style-name="T25">particolare</text:span><text:span text:style-name="T9"> </text:span><text:span text:style-name="T10">nel caso <text:s/>in cui vi sia un comportamento anomalo, il problema però è che dobbiamo trovare un valore che </text:span><text:span text:style-name="T55">norm</text:span><text:span text:style-name="T56">a</text:span><text:span text:style-name="T55">lmente</text:span><text:span text:style-name="T10"> non verrebbe mai utilizzato (ad esempio in un metodo che restituisce l’area di un <text:s/>poligono potremmo restituire -1) ma dobbiamo inoltre stare attenti che tale valore venga sempre <text:s/>controllato, altrimenti potrebbe </text:span><text:span text:style-name="T11">essere utilizzato come valore </text:span><text:span text:style-name="T12">plausibile all’interno di altri metodi.</text:span></text:p>
      <text:p text:style-name="P16"/>
      <text:p text:style-name="P14">Le eccezioni vengono utilizzate per rendere una <text:span text:style-name="T23">procedura</text:span> <text:span text:style-name="T23">parzial</text:span><text:span text:style-name="T28">e</text:span> in una prcedura totale andando ad elimina<text:span text:style-name="T59">re</text:span> la clausola requires segnalando nelle post condizioni che solleviamo un’eccezione <text:s/>qualore l’input utilizzato non sia plausibile.</text:p>
      <text:p text:style-name="P14"/>
      <text:p text:style-name="P15">Le <text:span text:style-name="T23">eccezioni</text:span> vengon<text:span text:style-name="T33">o</text:span> <text:span text:style-name="T23">gestite</text:span> utilizzando <text:span text:style-name="T13">la </text:span><text:span text:style-name="T31">struttura</text:span><text:span text:style-name="T13"> del try catch nella quale avvolg</text:span><text:span text:style-name="T43">iamo</text:span><text:span text:style-name="T13"> il codice in cui </text:span><text:span text:style-name="T44">c</text:span><text:span text:style-name="T13">i aspett</text:span><text:span text:style-name="T45">iamo</text:span><text:span text:style-name="T13"> che possa accadere </text:span><text:span text:style-name="T46">l’errore</text:span><text:span text:style-name="T13">. </text:span></text:p>
      <text:p text:style-name="P16"><text:span text:style-name="T69">Oppure utilizzo la propagazione nella quale diamo la delega di</text:span><text:span text:style-name="T64"> trovare una soluzione del problema </text:span><text:span text:style-name="T69"><text:s/>alla procedura chiamante </text:span><text:span text:style-name="T67">la quale deve </text:span><text:span text:style-name="T68">dichiarare</text:span><text:span text:style-name="T67"> nel prototipo che solleva un’eccezione</text:span><text:span text:style-name="T69">.</text:span></text:p>
      <text:p text:style-name="P17"/>
      <text:p text:style-name="P2"><text:soft-page-break/>Il meccanismo di <text:span text:style-name="T23">graceful</text:span> <text:span text:style-name="T23">degradation</text:span> è <text:span text:style-name="T14">utilizzato quando il programma è soggetto ad un errore ma non vogliamo che il comportamento mostrato sia pericoloso o drammatico, rendendo quindi il codice robusto anche in caso di malfunzionamento.</text:span></text:p>
      <text:p text:style-name="P3">Ad esempio quando utilizziamo un browser per andare su una pagina web, nel caso in cui la pagina non sia trovata non fermiamo l’esecuzione del browser ma permettiamo all’utente di ricaricare la pagina. </text:p>
      <text:p text:style-name="P5">Anche un’eccezione unchecked può terminare con una graceful degradation ad esempio nel caso in cui <text:span text:style-name="T48">in un programma word a causa di errore imprevisto offra all’utente la possibilità di salvare il file.</text:span></text:p>
      <text:p text:style-name="P4"/>
      <text:p text:style-name="P4">Il meccanismo di <text:span text:style-name="T23">masking</text:span> viene utilizzato quando al posto di <text:span text:style-name="T23">sollevare</text:span> un’eccezione la annotiamo semplicemente in un file di log <text:span text:style-name="T15">oppure non la consideriamo nemmeno</text:span>.</text:p>
      <text:p text:style-name="P1">Ad esempio <text:span text:style-name="T1">quando </text:span><text:span text:style-name="T18">il codice non compila </text:span><text:span text:style-name="T19">e mettiamo un try catch empty.</text:span></text:p>
      <text:p text:style-name="P4"><text:span text:style-name="T20">I</text:span>l meccanismo di <text:span text:style-name="T23">reflecting</text:span> viene utilizzato <text:span text:style-name="T16">per </text:span><text:span text:style-name="T22">ri</text:span><text:span text:style-name="T16">portare le eccezioni al giusto livello di astrazione <text:s/></text:span><text:span text:style-name="T21">avvolgendo il codice con un try catch e mettendo nel catch un’</text:span><text:span text:style-name="T47">eccezione diversa da quella definita nel catch</text:span><text:span text:style-name="T16">.</text:span><text:span text:style-name="T17"> </text:span></text:p>
      <text:p text:style-name="P16"><text:span text:style-name="T34">Ad esempio </text:span><text:span text:style-name="T35">quando </text:span><text:span text:style-name="T36">abbiamo una funzione </text:span><text:span text:style-name="T39">alla quale non passiamo come input un array ma </text:span><text:span text:style-name="T36">che </text:span><text:span text:style-name="T37">trova un’eccezione di tipo IndexOutOfBound </text:span><text:span text:style-name="T38">all’interno di ess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31T17:20:45.121609082</meta:creation-date>
    <dc:date>2021-02-21T21:50:14.208676368</dc:date>
    <meta:editing-duration>PT13H29M4S</meta:editing-duration>
    <meta:editing-cycles>72</meta:editing-cycles>
    <meta:generator>LibreOffice/6.4.6.2$Linux_X86_64 LibreOffice_project/40$Build-2</meta:generator>
    <meta:document-statistic meta:table-count="0" meta:image-count="0" meta:object-count="0" meta:page-count="2" meta:paragraph-count="27" meta:word-count="659" meta:character-count="4449" meta:non-whitespace-character-count="3807"/>
  </office:meta>
</office:document-meta>
</file>